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3.svm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8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12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7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8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solid" draw:fill-color="#99cc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9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solid" draw:fill-color="#cc00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dash" draw:stroke-dash="Dash_20_1" svg:stroke-width="0.026cm" svg:stroke-color="#7f7f7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>
      <style:graphic-properties style:protect="size"/>
    </style:style>
    <style:style style:name="gr9" style:family="graphic" style:parent-style-name="standard" style:list-style-name="L6">
      <style:graphic-properties draw:stroke="solid" svg:stroke-width="0.009cm" svg:stroke-color="#ffffff" draw:stroke-linejoin="miter" svg:stroke-linecap="square" draw:fill="solid" draw:fill-color="#6666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6">
      <style:graphic-properties draw:stroke="solid" svg:stroke-width="0.009cm" svg:stroke-color="#1f497d" draw:stroke-linejoin="miter" svg:stroke-linecap="square" draw:fill="solid" draw:fill-color="#17375e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6">
      <style:graphic-properties draw:stroke="solid" svg:stroke-width="0.009cm" svg:stroke-color="#ffffff" draw:stroke-linejoin="miter" svg:stroke-linecap="square" draw:fill="solid" draw:fill-color="#0099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6">
      <style:graphic-properties draw:stroke="solid" svg:stroke-width="0.009cm" svg:stroke-color="#ffffff" draw:stroke-linejoin="miter" svg:stroke-linecap="square" draw:fill="solid" draw:fill-color="#99cc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6">
      <style:graphic-properties draw:stroke="solid" svg:stroke-width="0.009cm" svg:stroke-color="#ffffff" draw:stroke-linejoin="miter" svg:stroke-linecap="square" draw:fill="solid" draw:fill-color="#cc00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6">
      <style:graphic-properties draw:stroke="solid" svg:stroke-width="0.009cm" svg:stroke-color="#ffffff" draw:stroke-linejoin="miter" svg:stroke-linecap="square" draw:fill="solid" draw:fill-color="#00b05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6">
      <style:graphic-properties draw:stroke="solid" svg:stroke-width="0.009cm" svg:stroke-color="#ffffff" draw:stroke-linejoin="miter" svg:stroke-linecap="square" draw:fill="solid" draw:fill-color="#89898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6">
      <style:graphic-properties draw:stroke="solid" svg:stroke-width="0.009cm" svg:stroke-color="#ffffff" draw:stroke-linejoin="miter" svg:stroke-linecap="square" draw:fill="solid" draw:fill-color="#9900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6">
      <style:graphic-properties draw:stroke="none" draw:fill="solid" draw:fill-color="#99cc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6">
      <style:graphic-properties draw:stroke="none" draw:fill="solid" draw:fill-color="#6666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6">
      <style:graphic-properties draw:stroke="none" draw:fill="solid" draw:fill-color="#9900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6">
      <style:graphic-properties draw:stroke="none" draw:fill="solid" draw:fill-color="#cc00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6">
      <style:graphic-properties draw:stroke="none" draw:fill="solid" draw:fill-color="#00b05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6">
      <style:graphic-properties draw:stroke="none" draw:fill="solid" draw:fill-color="#99cc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6">
      <style:graphic-properties draw:stroke="none" draw:fill="solid" draw:fill-color="#0099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6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6">
      <style:graphic-properties draw:stroke="none" draw:fill="solid" draw:fill-color="#6666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6">
      <style:graphic-properties draw:stroke="none" draw:fill="solid" draw:fill-color="#00b05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6">
      <style:graphic-properties draw:stroke="none" draw:fill="solid" draw:fill-color="#cc00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6">
      <style:graphic-properties draw:stroke="none" draw:fill="solid" draw:fill-color="#0099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solid" draw:fill-color="#9900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6">
      <style:graphic-properties draw:stroke="none" draw:fill="solid" draw:fill-color="#17375e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6">
      <style:graphic-properties draw:stroke="none" draw:fill="solid" draw:fill-color="#00b05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6">
      <style:graphic-properties draw:stroke="none" draw:fill="solid" draw:fill-color="#6666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6">
      <style:graphic-properties draw:stroke="none" draw:fill="solid" draw:fill-color="#99cc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6">
      <style:graphic-properties draw:stroke="none" draw:fill="solid" draw:fill-color="#cc00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6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6">
      <style:graphic-properties draw:stroke="none" draw:fill="solid" draw:fill-color="#0099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6">
      <style:graphic-properties draw:stroke="none" draw:fill="solid" draw:fill-color="#17375e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6">
      <style:graphic-properties draw:stroke="none" draw:fill="solid" draw:fill-color="#17375e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6">
      <style:graphic-properties draw:stroke="none" draw:fill="solid" draw:fill-color="#7030a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6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solid" svg:stroke-width="0.009cm" svg:stroke-color="#1f497d" draw:stroke-linejoin="miter" svg:stroke-linecap="square" draw:fill="solid" draw:fill-color="#17375e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1.46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Standard-notes">
      <style:graphic-properties draw:fill-color="#ffffff" fo:min-height="11.429cm"/>
    </style:style>
    <style:style style:name="co1" style:family="table-column">
      <style:table-column-properties style:column-width="1.2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0.697cm" style:use-optimal-column-width="false"/>
    </style:style>
    <style:style style:name="co4" style:family="table-column">
      <style:table-column-properties style:column-width="10.521cm" style:use-optimal-column-width="false"/>
    </style:style>
    <style:style style:name="co5" style:family="table-column">
      <style:table-column-properties style:column-width="1.301cm" style:use-optimal-column-width="false"/>
    </style:style>
    <style:style style:name="co6" style:family="table-column">
      <style:table-column-properties style:column-width="4.33cm" style:use-optimal-column-width="false"/>
    </style:style>
    <style:style style:name="co7" style:family="table-column">
      <style:table-column-properties style:column-width="1.169cm" style:use-optimal-column-width="false"/>
    </style:style>
    <style:style style:name="co8" style:family="table-column">
      <style:table-column-properties style:column-width="11.002cm" style:use-optimal-column-width="false"/>
    </style:style>
    <style:style style:name="co9" style:family="table-column">
      <style:table-column-properties style:column-width="5.305cm" style:use-optimal-column-width="false"/>
    </style:style>
    <style:style style:name="co10" style:family="table-column">
      <style:table-column-properties style:column-width="5.49cm" style:use-optimal-column-width="false"/>
    </style:style>
    <style:style style:name="co11" style:family="table-column">
      <style:table-column-properties style:column-width="5.495cm" style:use-optimal-column-width="false"/>
    </style:style>
    <style:style style:name="co12" style:family="table-column">
      <style:table-column-properties style:column-width="1.526cm" style:use-optimal-column-width="false"/>
    </style:style>
    <style:style style:name="co13" style:family="table-column">
      <style:table-column-properties style:column-width="4.075cm" style:use-optimal-column-width="false"/>
    </style:style>
    <style:style style:name="co14" style:family="table-column">
      <style:table-column-properties style:column-width="1.799cm" style:use-optimal-column-width="false"/>
    </style:style>
    <style:style style:name="co15" style:family="table-column">
      <style:table-column-properties style:column-width="3.4cm" style:use-optimal-column-width="false"/>
    </style:style>
    <style:style style:name="co16" style:family="table-column">
      <style:table-column-properties style:column-width="3.721cm" style:use-optimal-column-width="false"/>
    </style:style>
    <style:style style:name="co17" style:family="table-column">
      <style:table-column-properties style:column-width="3.281cm" style:use-optimal-column-width="false"/>
    </style:style>
    <style:style style:name="co18" style:family="table-column">
      <style:table-column-properties style:column-width="9.525cm" style:use-optimal-column-width="false"/>
    </style:style>
    <style:style style:name="co19" style:family="table-column">
      <style:table-column-properties style:column-width="3.497cm" style:use-optimal-column-width="false"/>
    </style:style>
    <style:style style:name="co20" style:family="table-column">
      <style:table-column-properties style:column-width="2.597cm" style:use-optimal-column-width="false"/>
    </style:style>
    <style:style style:name="co21" style:family="table-column">
      <style:table-column-properties style:column-width="5.803cm" style:use-optimal-column-width="false"/>
    </style:style>
    <style:style style:name="co22" style:family="table-column">
      <style:table-column-properties style:column-width="2.399cm" style:use-optimal-column-width="false"/>
    </style:style>
    <style:style style:name="ro1" style:family="table-row">
      <style:table-row-properties style:row-height="0.537cm"/>
    </style:style>
    <style:style style:name="ro2" style:family="table-row">
      <style:table-row-properties style:row-height="1.794cm"/>
    </style:style>
    <style:style style:name="ro3" style:family="table-row">
      <style:table-row-properties style:row-height="1.353cm"/>
    </style:style>
    <style:style style:name="ro4" style:family="table-row">
      <style:table-row-properties style:row-height="1.798cm"/>
    </style:style>
    <style:style style:name="ro5" style:family="table-row">
      <style:table-row-properties style:row-height="2.242cm"/>
    </style:style>
    <style:style style:name="ro6" style:family="table-row">
      <style:table-row-properties style:row-height="2.238cm"/>
    </style:style>
    <style:style style:name="ro7" style:family="table-row">
      <style:table-row-properties style:row-height="2.688cm"/>
    </style:style>
    <style:style style:name="ro8" style:family="table-row">
      <style:table-row-properties style:row-height="1.799cm"/>
    </style:style>
    <style:style style:name="ro9" style:family="table-row">
      <style:table-row-properties style:row-height="2.362cm"/>
    </style:style>
    <style:style style:name="ro10" style:family="table-row">
      <style:table-row-properties style:row-height="0.529cm"/>
    </style:style>
    <style:style style:name="ro11" style:family="table-row">
      <style:table-row-properties style:row-height="1.8cm"/>
    </style:style>
    <style:style style:name="ro12" style:family="table-row">
      <style:table-row-properties style:row-height="2.143cm"/>
    </style:style>
    <style:style style:name="ro13" style:family="table-row">
      <style:table-row-properties style:row-height="2.399cm"/>
    </style:style>
    <style:style style:name="ro14" style:family="table-row">
      <style:table-row-properties style:row-height="2.244cm"/>
    </style:style>
    <style:style style:name="ro15" style:family="table-row">
      <style:table-row-properties style:row-height="2.24cm"/>
    </style:style>
    <style:style style:name="ro16" style:family="table-row">
      <style:table-row-properties style:row-height="2.69cm"/>
    </style:style>
    <style:style style:name="ro17" style:family="table-row">
      <style:table-row-properties style:row-height="3.03cm"/>
    </style:style>
    <style:style style:name="ro18" style:family="table-row">
      <style:table-row-properties style:row-height="0.706cm"/>
    </style:style>
    <style:style style:name="ro19" style:family="table-row">
      <style:table-row-properties style:row-height="0.705cm"/>
    </style:style>
    <style:style style:name="ro20" style:family="table-row">
      <style:table-row-properties style:row-height="0.703cm"/>
    </style:style>
    <style:style style:name="ro21" style:family="table-row">
      <style:table-row-properties style:row-height="0.704cm"/>
    </style:style>
    <style:style style:name="ro22" style:family="table-row">
      <style:table-row-properties style:row-height="1.795cm"/>
    </style:style>
    <style:style style:name="ro23" style:family="table-row">
      <style:table-row-properties style:row-height="1.354cm"/>
    </style:style>
    <style:style style:name="ro24" style:family="table-row">
      <style:table-row-properties style:row-height="2.245cm"/>
    </style:style>
    <style:style style:name="ro25" style:family="table-row">
      <style:table-row-properties style:row-height="3.026cm"/>
    </style:style>
    <style:style style:name="ro26" style:family="table-row">
      <style:table-row-properties style:row-height="1.043cm"/>
    </style:style>
    <style:style style:name="ro27" style:family="table-row">
      <style:table-row-properties style:row-height="1.199cm"/>
    </style:style>
    <style:style style:name="ro28" style:family="table-row">
      <style:table-row-properties style:row-height="2.54cm"/>
    </style:style>
    <style:style style:name="ro29" style:family="table-row">
      <style:table-row-properties style:row-height="1.204cm"/>
    </style:style>
    <style:style style:name="ro30" style:family="table-row">
      <style:table-row-properties style:row-height="1.777cm"/>
    </style:style>
    <style:style style:name="ce1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4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5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6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7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8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9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10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11" style:family="table-cell">
      <style:graphic-properties draw:fill="none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2" style:family="table-cell">
      <style:graphic-properties draw:fill="solid" draw:fill-color="#92d050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3" style:family="table-cell">
      <style:graphic-properties draw:fill="solid" draw:fill-color="#cc0066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4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5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16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17" style:family="table-cell">
      <style:graphic-properties draw:fill="solid" draw:fill-color="#0070c0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8" style:family="table-cell">
      <style:graphic-properties draw:fill="solid" draw:fill-color="#92d050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9" style:family="table-cell">
      <style:graphic-properties draw:fill="solid" draw:fill-color="#cc0066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20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21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22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23" style:family="table-cell">
      <style:graphic-properties draw:fill="none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24" style:family="table-cell">
      <style:graphic-properties draw:fill="solid" draw:fill-color="#92d050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25" style:family="table-cell">
      <style:graphic-properties draw:fill="solid" draw:fill-color="#cc0066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26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27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28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29" style:family="table-cell">
      <style:graphic-properties draw:fill="solid" draw:fill-color="#0070c0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30" style:family="table-cell">
      <style:graphic-properties draw:fill="solid" draw:fill-color="#92d050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31" style:family="table-cell">
      <style:graphic-properties draw:fill="solid" draw:fill-color="#cc0066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32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33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34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35" style:family="table-cell">
      <style:graphic-properties draw:fill="solid" draw:fill-color="#0070c0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36" style:family="table-cell">
      <style:graphic-properties draw:fill="solid" draw:fill-color="#92d050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37" style:family="table-cell">
      <style:graphic-properties draw:fill="solid" draw:fill-color="#cc0066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38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39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40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41" style:family="table-cell">
      <style:graphic-properties draw:fill="none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42" style:family="table-cell">
      <style:graphic-properties draw:fill="solid" draw:fill-color="#92d050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43" style:family="table-cell">
      <style:graphic-properties draw:fill="solid" draw:fill-color="#cc0066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44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45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46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47" style:family="table-cell">
      <style:graphic-properties draw:fill="solid" draw:fill-color="#0070c0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48" style:family="table-cell">
      <style:graphic-properties draw:fill="solid" draw:fill-color="#92d050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49" style:family="table-cell">
      <style:graphic-properties draw:fill="solid" draw:fill-color="#cc0066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50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51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52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53" style:family="table-cell">
      <style:graphic-properties draw:fill="solid" draw:fill-color="#0070c0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54" style:family="table-cell">
      <style:graphic-properties draw:fill="solid" draw:fill-color="#92d050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55" style:family="table-cell">
      <style:graphic-properties draw:fill="none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56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57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58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59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60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61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62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63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64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65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66" style:family="table-cell">
      <style:graphic-properties draw:fill="solid" draw:fill-color="#fffff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67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68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69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70" style:family="table-cell">
      <style:graphic-properties draw:fill="solid" draw:fill-color="#fffff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71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72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73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74" style:family="table-cell">
      <style:graphic-properties draw:fill="solid" draw:fill-color="#fffff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75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76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77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78" style:family="table-cell">
      <style:graphic-properties draw:fill="solid" draw:fill-color="#fffff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79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80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81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82" style:family="table-cell">
      <style:graphic-properties draw:fill="solid" draw:fill-color="#fffff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83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84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85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86" style:family="table-cell">
      <style:graphic-properties draw:fill="solid" draw:fill-color="#fffff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87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88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89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90" style:family="table-cell">
      <style:graphic-properties draw:fill="solid" draw:fill-color="#fffff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91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92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93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94" style:family="table-cell">
      <style:graphic-properties draw:fill="solid" draw:fill-color="#fffff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95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96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97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98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99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00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101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02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03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04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105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06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07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08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109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10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11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12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113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14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15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16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117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18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19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20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121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22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23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24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125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26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27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28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29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30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31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32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33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34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35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36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37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38" style:family="table-cell">
      <style:graphic-properties draw:fill="solid" draw:fill-color="#f2f2f2" draw:opacity="100%" style:repeat="repeat" draw:textarea-horizontal-align="justify" draw:textarea-vertical-align="bottom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39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140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141" style:family="table-cell">
      <style:graphic-properties draw:fill="solid" draw:fill-color="#fffff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42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43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44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45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146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147" style:family="table-cell">
      <style:graphic-properties draw:fill="solid" draw:fill-color="#fffff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48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49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50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51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152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153" style:family="table-cell">
      <style:graphic-properties draw:fill="solid" draw:fill-color="#fffff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54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55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56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57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158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159" style:family="table-cell">
      <style:graphic-properties draw:fill="solid" draw:fill-color="#fffff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60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61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62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63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164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165" style:family="table-cell">
      <style:graphic-properties draw:fill="solid" draw:fill-color="#fffff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66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67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68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69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170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171" style:family="table-cell">
      <style:graphic-properties draw:fill="solid" draw:fill-color="#fffff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72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73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74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75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176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177" style:family="table-cell">
      <style:graphic-properties draw:fill="solid" draw:fill-color="#fffff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78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79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80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81" style:family="table-cell">
      <style:graphic-properties draw:fill="solid" draw:fill-color="#bfbfb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-left="0.004cm 0cm 0.004cm" style:border-line-width-top="0.004cm 0cm 0.004cm" style:border-line-width-bottom="0.004cm 0cm 0.004cm" fo:border-left="0.004cm solid #000000" fo:border-right="none" fo:border-top="0.004cm solid #000000" fo:border-bottom="0.004cm solid #000000" style:punctuation-wrap="hanging" style:line-break="strict"/>
    </style:style>
    <style:style style:name="ce182" style:family="table-cell">
      <style:graphic-properties draw:fill="none" style:repeat="repeat" draw:textarea-horizontal-align="left" draw:textarea-vertical-align="middle" fo:padding-top="0.02cm" fo:padding-bottom="0cm" fo:padding-left="0.245cm" fo:padding-right="0.02cm"/>
      <style:paragraph-properties fo:margin-left="0cm" fo:margin-right="0cm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183" style:family="table-cell">
      <style:graphic-properties draw:fill="solid" draw:fill-color="#ffffff" draw:opacity="100%" style:repeat="repeat" draw:textarea-horizontal-align="justify" draw:textarea-vertical-align="middle" fo:padding-top="0.02cm" fo:padding-bottom="0cm" fo:padding-left="0.02cm" fo:padding-right="0.02cm"/>
      <style:paragraph-properties fo:margin-left="0cm" fo:margin-right="0cm" fo:text-align="center" fo:text-indent="0cm" style:border-line-width="0.004cm 0cm 0.004cm" fo:border="0.004cm solid #000000" style:punctuation-wrap="hanging" style:line-break="strict"/>
    </style:style>
    <style:style style:name="ce184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85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86" style:family="table-cell">
      <style:graphic-properties draw:fill="none" style:repeat="repeat" draw:textarea-horizontal-align="left" draw:textarea-vertical-align="middle" fo:padding-top="0.02cm" fo:padding-bottom="0cm" fo:padding-left="0.02cm" fo:padding-right="0.02cm"/>
      <style:paragraph-properties fo:margin-left="0cm" fo:margin-right="0cm" fo:text-indent="0cm" style:border-line-width="0.004cm 0cm 0.004cm" fo:border="0.004cm solid #000000" style:punctuation-wrap="hanging" style:line-break="strict"/>
    </style:style>
    <style:style style:name="ce187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88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89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90" style:family="table-cell">
      <style:graphic-properties draw:fill="solid" draw:fill-color="#ffffff" draw:opacity="100%" style:repeat="repeat" draw:textarea-horizontal-align="left" draw:textarea-vertical-align="bottom" fo:padding-top="0.026cm" fo:padding-bottom="0cm" fo:padding-left="0.026cm" fo:padding-right="0.026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91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2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3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4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96" style:family="table-cell">
      <style:graphic-properties draw:fill="solid" draw:fill-color="#d0d8e8" draw:opacity="100%" style:repeat="repeat" draw:textarea-horizontal-align="justify" draw:textarea-vertical-align="top" fo:padding-top="0.127cm" fo:padding-bottom="0.127cm" fo:padding-left="0.25cm" fo:padding-right="0.25cm"/>
      <style:paragraph-properties fo:margin-left="0cm" fo:margin-right="0cm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9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98" style:family="table-cell">
      <style:graphic-properties draw:fill="solid" draw:fill-color="#d0d8e8" draw:opacity="100%" style:repeat="repeat" draw:textarea-horizontal-align="justify" draw:textarea-vertical-align="top" fo:padding-top="0.127cm" fo:padding-bottom="0.127cm" fo:padding-left="0.25cm" fo:padding-right="0.25cm"/>
      <style:paragraph-properties fo:margin-left="0cm" fo:margin-right="0cm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9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00" style:family="table-cell">
      <style:graphic-properties draw:fill="solid" draw:fill-color="#e9edf4" draw:opacity="100%" style:repeat="repeat" draw:textarea-horizontal-align="justify" draw:textarea-vertical-align="top" fo:padding-top="0.127cm" fo:padding-bottom="0.127cm" fo:padding-left="0.25cm" fo:padding-right="0.25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ce201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02" style:family="table-cell">
      <style:graphic-properties draw:fill="solid" draw:fill-color="#e9edf4" draw:opacity="100%" style:repeat="repeat" draw:textarea-horizontal-align="justify" draw:textarea-vertical-align="top" fo:padding-top="0.127cm" fo:padding-bottom="0.127cm" fo:padding-left="0.25cm" fo:padding-right="0.25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ce203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04" style:family="table-cell">
      <style:graphic-properties draw:fill="solid" draw:fill-color="#d0d8e8" draw:opacity="100%" style:repeat="repeat" draw:textarea-horizontal-align="justify" draw:textarea-vertical-align="top" fo:padding-top="0.127cm" fo:padding-bottom="0.127cm" fo:padding-left="0.25cm" fo:padding-right="0.25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ce20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06" style:family="table-cell">
      <style:graphic-properties draw:fill="solid" draw:fill-color="#d0d8e8" draw:opacity="100%" style:repeat="repeat" draw:textarea-horizontal-align="justify" draw:textarea-vertical-align="top" fo:padding-top="0.127cm" fo:padding-bottom="0.127cm" fo:padding-left="0.25cm" fo:padding-right="0.25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ce20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08" style:family="table-cell">
      <style:graphic-properties draw:fill="solid" draw:fill-color="#e9edf4" draw:opacity="100%" style:repeat="repeat" draw:textarea-horizontal-align="justify" draw:textarea-vertical-align="top" fo:padding-top="0.127cm" fo:padding-bottom="0.127cm" fo:padding-left="0.25cm" fo:padding-right="0.25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fo:margin-left="0cm" fo:margin-right="0cm" fo:margin-top="0.097cm" fo:margin-bottom="0cm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097cm" fo:margin-bottom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P11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T1" style:family="text">
      <style:text-properties fo:color="#17375e" fo:font-size="32pt" fo:language="fr" fo:country="FR" style:font-size-asian="32pt" style:language-asian="fr" style:country-asian="FR" style:font-size-complex="32pt" style:language-complex="fr" style:country-complex="FR"/>
    </style:style>
    <style:style style:name="T2" style:family="text">
      <style:text-properties fo:color="#00b0f0" fo:font-size="12pt" fo:language="fr" fo:country="FR" fo:font-style="italic" fo:font-weight="bold" style:font-size-asian="12pt" style:language-asian="fr" style:country-asian="FR" style:font-style-asian="italic" style:font-weight-asian="bold" style:font-size-complex="12pt" style:language-complex="fr" style:country-complex="FR" style:font-style-complex="italic" style:font-weight-complex="bold"/>
    </style:style>
    <style:style style:name="T3" style:family="text">
      <style:text-properties fo:color="#cc0066" fo:font-size="12pt" fo:language="fr" fo:country="FR" fo:font-style="italic" fo:font-weight="bold" style:font-size-asian="12pt" style:language-asian="fr" style:country-asian="FR" style:font-style-asian="italic" style:font-weight-asian="bold" style:font-size-complex="12pt" style:language-complex="fr" style:country-complex="FR" style:font-style-complex="italic" style:font-weight-complex="bold"/>
    </style:style>
    <style:style style:name="T4" style:family="text">
      <style:text-properties fo:color="#7030a0" fo:font-size="12pt" fo:language="fr" fo:country="FR" fo:font-style="italic" fo:font-weight="bold" style:font-size-asian="12pt" style:language-asian="fr" style:country-asian="FR" style:font-style-asian="italic" style:font-weight-asian="bold" style:font-size-complex="12pt" style:language-complex="fr" style:country-complex="FR" style:font-style-complex="italic" style:font-weight-complex="bold"/>
    </style:style>
    <style:style style:name="T5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T6" style:family="text">
      <style:text-properties fo:color="#ffffff" fo:language="fr" fo:country="FR" fo:font-weight="bold" style:language-asian="fr" style:country-asian="FR" style:font-weight-asian="bold" style:language-complex="fr" style:country-complex="FR" style:font-weight-complex="bold"/>
    </style:style>
    <style:style style:name="T7" style:family="text">
      <style:text-properties fo:color="#00b0f0" fo:font-size="10pt" fo:language="fr" fo:country="FR" fo:font-weight="bold" style:font-size-asian="10pt" style:language-asian="fr" style:country-asian="FR" style:font-weight-asian="bold" style:font-size-complex="10pt" style:language-complex="fr" style:country-complex="FR" style:font-weight-complex="bold"/>
    </style:style>
    <style:style style:name="T8" style:family="text">
      <style:text-properties fo:color="#000000" fo:font-size="8pt" fo:language="fr" fo:country="FR" style:font-size-asian="8pt" style:language-asian="fr" style:country-asian="FR" style:font-size-complex="8pt" style:language-complex="fr" style:country-complex="FR"/>
    </style:style>
    <style:style style:name="T9" style:family="text">
      <style:text-properties fo:color="#000000" fo:font-size="10pt" fo:language="fr" fo:country="FR" style:font-size-asian="10pt" style:language-asian="fr" style:country-asian="FR" style:font-size-complex="10pt" style:language-complex="fr" style:country-complex="FR"/>
    </style:style>
    <style:style style:name="T10" style:family="text">
      <style:text-properties fo:color="#558ed5" fo:font-size="11pt" fo:language="fr" fo:country="FR" style:font-family-asian="Arial" style:font-pitch-asian="variable" style:font-size-asian="11pt" style:language-asian="fr" style:country-asian="FR" style:font-family-complex="Arial" style:font-pitch-complex="variable" style:font-size-complex="11pt" style:language-complex="fr" style:country-complex="FR"/>
    </style:style>
    <style:style style:name="T11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style:style style:name="T12" style:family="text">
      <style:text-properties fo:color="#92d050" fo:font-size="11pt" fo:language="fr" fo:country="FR" style:font-family-asian="Arial" style:font-pitch-asian="variable" style:font-size-asian="11pt" style:language-asian="fr" style:country-asian="FR" style:font-family-complex="Arial" style:font-pitch-complex="variable" style:font-size-complex="11pt" style:language-complex="fr" style:country-complex="FR"/>
    </style:style>
    <style:style style:name="T13" style:family="text">
      <style:text-properties fo:color="#cc0066" fo:font-size="11pt" fo:language="fr" fo:country="FR" style:font-family-asian="Arial" style:font-pitch-asian="variable" style:font-size-asian="11pt" style:language-asian="fr" style:country-asian="FR" style:font-family-complex="Arial" style:font-pitch-complex="variable" style:font-size-complex="11pt" style:language-complex="fr" style:country-complex="FR"/>
    </style:style>
    <style:style style:name="T14" style:family="text">
      <style:text-properties fo:color="#ffffff" fo:language="en" fo:country="GB" fo:font-weight="bold" style:language-asian="en" style:country-asian="GB" style:font-weight-asian="bold" style:language-complex="en" style:country-complex="GB" style:font-weight-complex="bold"/>
    </style:style>
    <style:style style:name="T15" style:family="text">
      <style:text-properties fo:color="#000000" fo:font-size="16pt" fo:language="fr" fo:country="FR" style:font-size-asian="16pt" style:language-asian="fr" style:country-asian="FR" style:font-size-complex="16pt" style:language-complex="fr" style:country-complex="FR"/>
    </style:style>
    <style:style style:name="T16" style:family="text">
      <style:text-properties fo:color="#17375e" fo:font-size="29pt" fo:language="fr" fo:country="FR" style:font-size-asian="29pt" style:language-asian="fr" style:country-asian="FR" style:font-size-complex="29pt" style:language-complex="fr" style:country-complex="FR"/>
    </style:style>
    <style:style style:name="T17" style:family="text">
      <style:text-properties fo:color="#00b0f0" fo:font-size="12pt" fo:language="fr" fo:country="FR" fo:font-weight="bold" style:font-size-asian="12pt" style:language-asian="fr" style:country-asian="FR" style:font-weight-asian="bold" style:font-size-complex="12pt" style:language-complex="fr" style:country-complex="FR" style:font-weight-complex="bold"/>
    </style:style>
    <style:style style:name="T18" style:family="text">
      <style:text-properties fo:color="#ffffff"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style:style style:name="T19" style:family="text">
      <style:text-properties fo:color="#ffffff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20" style:family="text">
      <style:text-properties fo:color="#000000" fo:font-family="Arial" style:font-pitch="variable" fo:font-size="24pt" fo:language="fr" fo:country="FR" style:font-size-asian="24pt" style:language-asian="fr" style:country-asian="FR" style:font-size-complex="24pt" style:language-complex="fr" style:country-complex="FR"/>
    </style:style>
    <style:style style:name="T21" style:family="text">
      <style:text-properties fo:color="#17375e" fo:font-size="28pt" fo:language="fr" fo:country="FR" style:font-family-asian="Arial" style:font-pitch-asian="variable" style:font-size-asian="28pt" style:language-asian="fr" style:country-asian="FR" style:font-family-complex="Arial" style:font-pitch-complex="variable" style:font-size-complex="28pt" style:language-complex="fr" style:country-complex="FR"/>
    </style:style>
    <style:style style:name="T22" style:family="text">
      <style:text-properties fo:color="#000000" fo:language="fr" fo:country="FR" fo:font-weight="bold" style:language-asian="fr" style:country-asian="FR" style:font-weight-asian="bold" style:language-complex="fr" style:country-complex="FR" style:font-weight-complex="bold"/>
    </style:style>
    <style:style style:name="T23" style:family="text">
      <style:text-properties fo:color="#000000" fo:language="fr" fo:country="FR" style:language-asian="fr" style:country-asian="FR" style:language-complex="fr" style:country-complex="FR"/>
    </style:style>
    <text:list-style style:name="L1">
      <text:list-level-style-number text:level="1" style:num-format="">
        <style:list-level-properties/>
        <style:text-properties fo:color="#17375e" fo:font-size="100%"/>
      </text:list-level-style-number>
    </text:list-style>
    <text:list-style style:name="L2">
      <text:list-level-style-number text:level="1" style:num-format="">
        <style:list-level-properties/>
        <style:text-properties fo:color="#00b0f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0066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030a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558ed5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92d05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cc0066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use-date-time-name="dtd1">
        <draw:frame presentation:style-name="pr1" draw:text-style-name="P2" draw:layer="layout" svg:width="16.192cm" svg:height="1.72cm" svg:x="1.526cm" svg:y="0.379cm" presentation:class="title" presentation:user-transformed="true">
          <draw:text-box>
            <text:list text:style-name="L1">
              <text:list-header>
                <text:p text:style-name="P1"><text:span text:style-name="T1">Description des ateliers</text:span></text:p>
              </text:list-header>
            </text:list>
          </draw:text-box>
        </draw:frame>
        <draw:frame draw:layer="layout" svg:width="17.801cm" svg:height="17.347cm" svg:x="0.723cm" svg:y="4.754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2">
                <text:list text:style-name="L2">
                  <text:list-header>
                    <text:p text:style-name="P3"><text:span text:style-name="T2">Atelier interactif</text:span></text:p>
                  </text:list-header>
                </text:list>
              </table:table-cell>
              <table:covered-table-cell/>
              <table:table-cell table:style-name="ce3" table:number-columns-spanned="3">
                <text:list text:style-name="L3">
                  <text:list-header>
                    <text:p text:style-name="P3"><text:span text:style-name="T3">Thèmes</text:span></text:p>
                  </text:list-header>
                </text:list>
              </table:table-cell>
              <table:covered-table-cell/>
              <table:covered-table-cell/>
              <table:table-cell table:style-name="ce4">
                <text:list text:style-name="L4">
                  <text:list-header>
                    <text:p text:style-name="P3"><text:span text:style-name="T4">Description des ateliers</text:span></text:p>
                  </text:list-header>
                </text:list>
              </table:table-cell>
            </table:table-row>
            <table:table-row table:style-name="ro1" table:default-cell-style-name="ce2">
              <table:table-cell table:style-name="ce5">
                <text:list text:style-name="L2">
                  <text:list-header>
                    <text:p text:style-name="P3"><text:span text:style-name="T2">N°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3"><text:span text:style-name="T2">Animateur</text:span></text:p>
                  </text:list-header>
                </text:list>
              </table:table-cell>
              <table:table-cell table:style-name="ce7" table:number-columns-spanned="3">
                <text:list text:style-name="L5">
                  <text:list-header>
                    <text:p text:style-name="P3"><text:span text:style-name="T5"> </text:span></text:p>
                  </text:list-header>
                </text:list>
              </table:table-cell>
              <table:covered-table-cell/>
              <table:covered-table-cell/>
              <table:table-cell table:style-name="ce8">
                <text:list text:continue-numbering="true" text:style-name="L5">
                  <text:list-header>
                    <text:p text:style-name="P3"><text:span text:style-name="T5"> 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style-name="L6">
                  <text:list-header>
                    <text:p text:style-name="P3"><text:span text:style-name="T6">1</text:span></text:p>
                  </text:list-header>
                </text:list>
              </table:table-cell>
              <table:table-cell table:style-name="ce10">
                <text:list text:style-name="L2">
                  <text:list-header>
                    <text:p text:style-name="P1"><text:span text:style-name="T7">Nom</text:span></text:p>
                  </text:list-header>
                </text:list>
              </table:table-cell>
              <table:table-cell table:style-name="ce11">
                <text:list text:style-name="L5">
                  <text:list-header>
                    <text:p text:style-name="P3"><text:span text:style-name="T8"> 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13">
                <text:list text:continue-numbering="true"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14">
                <text:list text:continue-numbering="true" text:style-name="L5">
                  <text:list-header>
                    <text:p text:style-name="P1"><text:span text:style-name="T9">Description synthétique du profil de l’animateur, de ce sur quoi porte l’atelier, des préoccupations pédagogiques visées et des éventuels équipements supports.</text:span></text:p>
                  </text:list-header>
                </text:list>
              </table:table-cell>
            </table:table-row>
            <table:table-row table:style-name="ro3">
              <table:table-cell table:style-name="ce15">
                <text:list text:style-name="L6">
                  <text:list-header>
                    <text:p text:style-name="P3"><text:span text:style-name="T6">2</text:span></text:p>
                  </text:list-header>
                </text:list>
              </table:table-cell>
              <table:table-cell table:style-name="ce16">
                <text:list text:style-name="L2">
                  <text:list-header>
                    <text:p text:style-name="P1"><text:span text:style-name="T7">Nom</text:span></text:p>
                  </text:list-header>
                </text:list>
              </table:table-cell>
              <table:table-cell table:style-name="ce17">
                <text:list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18">
                <text:list text:continue-numbering="true"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19">
                <text:list text:continue-numbering="true"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20">
                <text:list text:continue-numbering="true" text:style-name="L5">
                  <text:list-header>
                    <text:p text:style-name="P1"><text:span text:style-name="T9">A compléter</text:span></text:p>
                  </text:list-header>
                </text:list>
              </table:table-cell>
            </table:table-row>
            <table:table-row table:style-name="ro4">
              <table:table-cell table:style-name="ce21">
                <text:list text:style-name="L6">
                  <text:list-header>
                    <text:p text:style-name="P3"><text:span text:style-name="T6">3</text:span></text:p>
                  </text:list-header>
                </text:list>
              </table:table-cell>
              <table:table-cell table:style-name="ce22">
                <text:list text:style-name="L2">
                  <text:list-header>
                    <text:p text:style-name="P1"><text:span text:style-name="T7">Nom</text:span></text:p>
                  </text:list-header>
                </text:list>
              </table:table-cell>
              <table:table-cell table:style-name="ce23">
                <text:list text:style-name="L5">
                  <text:list-header>
                    <text:p text:style-name="P3"><text:span text:style-name="T8"> </text:span></text:p>
                  </text:list-header>
                </text:list>
              </table:table-cell>
              <table:table-cell table:style-name="ce24">
                <text:list text:continue-numbering="true"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25">
                <text:list text:continue-numbering="true"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26">
                <text:list text:continue-numbering="true" text:style-name="L5">
                  <text:list-header>
                    <text:p text:style-name="P1"><text:span text:style-name="T9">A compléter</text:span></text:p>
                  </text:list-header>
                </text:list>
              </table:table-cell>
            </table:table-row>
            <table:table-row table:style-name="ro5">
              <table:table-cell table:style-name="ce27">
                <text:list text:style-name="L6">
                  <text:list-header>
                    <text:p text:style-name="P3"><text:span text:style-name="T6">4</text:span></text:p>
                  </text:list-header>
                </text:list>
              </table:table-cell>
              <table:table-cell table:style-name="ce28">
                <text:list text:style-name="L2">
                  <text:list-header>
                    <text:p text:style-name="P1"><text:span text:style-name="T7">Nom</text:span></text:p>
                  </text:list-header>
                </text:list>
              </table:table-cell>
              <table:table-cell table:style-name="ce29">
                <text:list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31">
                <text:list text:continue-numbering="true"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32">
                <text:list text:continue-numbering="true" text:style-name="L5">
                  <text:list-header>
                    <text:p text:style-name="P1"><text:span text:style-name="T9">A compléter</text:span></text:p>
                  </text:list-header>
                </text:list>
              </table:table-cell>
            </table:table-row>
            <table:table-row table:style-name="ro6">
              <table:table-cell table:style-name="ce33">
                <text:list text:style-name="L6">
                  <text:list-header>
                    <text:p text:style-name="P3"><text:span text:style-name="T6">5</text:span></text:p>
                  </text:list-header>
                </text:list>
              </table:table-cell>
              <table:table-cell table:style-name="ce34">
                <text:list text:style-name="L2">
                  <text:list-header>
                    <text:p text:style-name="P1"><text:span text:style-name="T7">Nom</text:span></text:p>
                  </text:list-header>
                </text:list>
              </table:table-cell>
              <table:table-cell table:style-name="ce35">
                <text:list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36">
                <text:list text:continue-numbering="true"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37">
                <text:list text:continue-numbering="true"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"><text:span text:style-name="T9">A compléter</text:span></text:p>
                  </text:list-header>
                </text:list>
              </table:table-cell>
            </table:table-row>
            <table:table-row table:style-name="ro7">
              <table:table-cell table:style-name="ce39">
                <text:list text:style-name="L6">
                  <text:list-header>
                    <text:p text:style-name="P3"><text:span text:style-name="T6">6</text:span></text:p>
                  </text:list-header>
                </text:list>
              </table:table-cell>
              <table:table-cell table:style-name="ce40">
                <text:list text:style-name="L2">
                  <text:list-header>
                    <text:p text:style-name="P1"><text:span text:style-name="T7">Nom</text:span></text:p>
                  </text:list-header>
                </text:list>
              </table:table-cell>
              <table:table-cell table:style-name="ce41">
                <text:list text:style-name="L5">
                  <text:list-header>
                    <text:p text:style-name="P3"><text:span text:style-name="T8"> 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43">
                <text:list text:continue-numbering="true"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44">
                <text:list text:continue-numbering="true" text:style-name="L5">
                  <text:list-header>
                    <text:p text:style-name="P1"><text:span text:style-name="T9">A compléter</text:span></text:p>
                  </text:list-header>
                </text:list>
              </table:table-cell>
            </table:table-row>
            <table:table-row table:style-name="ro8">
              <table:table-cell table:style-name="ce45">
                <text:list text:style-name="L6">
                  <text:list-header>
                    <text:p text:style-name="P3"><text:span text:style-name="T6">7</text:span></text:p>
                  </text:list-header>
                </text:list>
              </table:table-cell>
              <table:table-cell table:style-name="ce46">
                <text:list text:style-name="L2">
                  <text:list-header>
                    <text:p text:style-name="P1"><text:span text:style-name="T7">Nom</text:span></text:p>
                  </text:list-header>
                </text:list>
              </table:table-cell>
              <table:table-cell table:style-name="ce47">
                <text:list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48">
                <text:list text:continue-numbering="true"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49">
                <text:list text:continue-numbering="true"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50">
                <text:list text:continue-numbering="true" text:style-name="L5">
                  <text:list-header>
                    <text:p text:style-name="P1"><text:span text:style-name="T9">A compléter</text:span></text:p>
                  </text:list-header>
                </text:list>
              </table:table-cell>
            </table:table-row>
            <table:table-row table:style-name="ro9">
              <table:table-cell table:style-name="ce51">
                <text:list text:style-name="L6">
                  <text:list-header>
                    <text:p text:style-name="P3"><text:span text:style-name="T6">8</text:span></text:p>
                  </text:list-header>
                </text:list>
              </table:table-cell>
              <table:table-cell table:style-name="ce52">
                <text:list text:style-name="L2">
                  <text:list-header>
                    <text:p text:style-name="P1"><text:span text:style-name="T7">Nom</text:span></text:p>
                  </text:list-header>
                </text:list>
              </table:table-cell>
              <table:table-cell table:style-name="ce53">
                <text:list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54">
                <text:list text:continue-numbering="true" text:style-name="L5">
                  <text:list-header>
                    <text:p text:style-name="P3"><text:span text:style-name="T8">x</text:span></text:p>
                  </text:list-header>
                </text:list>
              </table:table-cell>
              <table:table-cell table:style-name="ce55">
                <text:list text:continue-numbering="true" text:style-name="L5">
                  <text:list-header>
                    <text:p text:style-name="P3"><text:span text:style-name="T8"> </text:span></text:p>
                  </text:list-header>
                </text:list>
              </table:table-cell>
              <table:table-cell table:style-name="ce56">
                <text:list text:continue-numbering="true" text:style-name="L5">
                  <text:list-header>
                    <text:p text:style-name="P1"><text:span text:style-name="T9">A compléter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Sous-titre 2" draw:style-name="gr1" draw:text-style-name="P5" draw:layer="layout" svg:width="3.607cm" svg:height="1.345cm" svg:x="2.725cm" svg:y="2.5cm">
          <text:list text:style-name="L7">
            <text:list-header>
              <text:p text:style-name="P4"><text:span text:style-name="T10">Préoccupation pédagogiqu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2" draw:text-style-name="P7" draw:layer="layout" svg:width="0.798cm" svg:height="1.345cm" svg:x="1.724cm" svg:y="2.5cm">
          <text:list text:style-name="L5">
            <text:list-header>
              <text:p text:style-name="P6"><text:span text:style-name="T11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ous-titre 2" draw:style-name="gr3" draw:text-style-name="P5" draw:layer="layout" svg:width="3.612cm" svg:height="1.345cm" svg:x="7.915cm" svg:y="2.5cm">
          <text:list text:style-name="L8">
            <text:list-header>
              <text:p text:style-name="P4"><text:span text:style-name="T12">Préoccupation pédagogiqu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4" draw:style-name="gr4" draw:text-style-name="P7" draw:layer="layout" svg:width="0.798cm" svg:height="1.345cm" svg:x="6.919cm" svg:y="2.5cm">
          <text:list text:style-name="L5">
            <text:list-header>
              <text:p text:style-name="P6"><text:span text:style-name="T11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ous-titre 2" draw:style-name="gr5" draw:text-style-name="P5" draw:layer="layout" svg:width="3.612cm" svg:height="1.345cm" svg:x="13.123cm" svg:y="2.5cm">
          <text:list text:style-name="L9">
            <text:list-header>
              <text:p text:style-name="P4"><text:span text:style-name="T13">Préoccupation pédagogique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6" draw:style-name="gr6" draw:text-style-name="P7" draw:layer="layout" svg:width="0.798cm" svg:height="1.345cm" svg:x="12.127cm" svg:y="2.5cm">
          <text:list text:style-name="L5">
            <text:list-header>
              <text:p text:style-name="P6"><text:span text:style-name="T11">X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Connecteur droit 28" draw:style-name="gr7" draw:text-style-name="P8" draw:layer="layout" svg:x1="1.124cm" svg:y1="4.207cm" svg:x2="17.119cm" svg:y2="4.207cm">
          <text:p/>
        </draw:line>
        <presentation:notes draw:style-name="dp2">
          <draw:page-thumbnail draw:style-name="gr8" draw:layer="layout" svg:width="7.142cm" svg:height="9.524cm" svg:x="5.953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draw:frame presentation:style-name="pr1" draw:text-style-name="P2" draw:layer="layout" svg:width="16.192cm" svg:height="1.72cm" svg:x="1.526cm" svg:y="0.379cm" presentation:class="title" presentation:user-transformed="true">
          <draw:text-box>
            <text:list text:style-name="L1">
              <text:list-header>
                <text:p text:style-name="P1"><text:span text:style-name="T1">Description des ateliers</text:span></text:p>
              </text:list-header>
            </text:list>
          </draw:text-box>
        </draw:frame>
        <draw:frame draw:layer="layout" svg:width="17.801cm" svg:height="19.402cm" svg:x="0.723cm" svg:y="3.1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0">
              <table:table-cell table:style-name="ce57" table:number-columns-spanned="2">
                <text:list text:style-name="L2">
                  <text:list-header>
                    <text:p text:style-name="P3"><text:span text:style-name="T2">Atelier interactif</text:span></text:p>
                  </text:list-header>
                </text:list>
              </table:table-cell>
              <table:covered-table-cell table:style-name="ce2"/>
              <table:table-cell table:style-name="ce58">
                <text:list text:style-name="L3">
                  <text:list-header>
                    <text:p text:style-name="P3"><text:span text:style-name="T3">Salle</text:span></text:p>
                  </text:list-header>
                </text:list>
              </table:table-cell>
              <table:table-cell table:style-name="ce59">
                <text:list text:style-name="L4">
                  <text:list-header>
                    <text:p text:style-name="P3"><text:span text:style-name="T4">Description des ateliers</text:span></text:p>
                  </text:list-header>
                </text:list>
              </table:table-cell>
            </table:table-row>
            <table:table-row table:style-name="ro10">
              <table:table-cell table:style-name="ce60">
                <text:list text:style-name="L2">
                  <text:list-header>
                    <text:p text:style-name="P3"><text:span text:style-name="T2">N°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"><text:span text:style-name="T2">Animateur</text:span></text:p>
                  </text:list-header>
                </text:list>
              </table:table-cell>
              <table:table-cell table:style-name="ce62">
                <text:list text:style-name="L5">
                  <text:list-header>
                    <text:p text:style-name="P3"><text:span text:style-name="T5"> </text:span></text:p>
                  </text:list-header>
                </text:list>
              </table:table-cell>
              <table:table-cell table:style-name="ce63">
                <text:list text:continue-numbering="true" text:style-name="L5">
                  <text:list-header>
                    <text:p text:style-name="P3"><text:span text:style-name="T5"> </text:span></text:p>
                  </text:list-header>
                </text:list>
              </table:table-cell>
            </table:table-row>
            <table:table-row table:style-name="ro11">
              <table:table-cell table:style-name="ce64">
                <text:list text:style-name="L6">
                  <text:list-header>
                    <text:p text:style-name="P3"><text:span text:style-name="T6">1</text:span></text:p>
                  </text:list-header>
                </text:list>
              </table:table-cell>
              <table:table-cell table:style-name="ce65">
                <text:list text:style-name="L2">
                  <text:list-header>
                    <text:p text:style-name="P1"><text:span text:style-name="T7">Nom</text:span></text:p>
                  </text:list-header>
                </text:list>
              </table:table-cell>
              <table:table-cell table:style-name="ce66">
                <text:list text:style-name="L5">
                  <text:list-header>
                    <text:p text:style-name="P3"><text:span text:style-name="T5">N°</text:span></text:p>
                  </text:list-header>
                </text:list>
              </table:table-cell>
              <table:table-cell table:style-name="ce67">
                <text:list text:continue-numbering="true" text:style-name="L5">
                  <text:list-header>
                    <text:p text:style-name="P1"><text:span text:style-name="T9">Description synthétique du profil l’animateur, de ce sur quoi porte l’atelier, des préoccupations pédagogiques visées et des éventuels équipements supports.</text:span></text:p>
                  </text:list-header>
                </text:list>
              </table:table-cell>
            </table:table-row>
            <table:table-row table:style-name="ro12">
              <table:table-cell table:style-name="ce68">
                <text:list text:style-name="L6">
                  <text:list-header>
                    <text:p text:style-name="P3"><text:span text:style-name="T6">2</text:span></text:p>
                  </text:list-header>
                </text:list>
              </table:table-cell>
              <table:table-cell table:style-name="ce69">
                <text:list text:style-name="L2">
                  <text:list-header>
                    <text:p text:style-name="P1"><text:span text:style-name="T7">Nom</text:span></text:p>
                  </text:list-header>
                </text:list>
              </table:table-cell>
              <table:table-cell table:style-name="ce70">
                <text:list text:style-name="L5">
                  <text:list-header>
                    <text:p text:style-name="P3"><text:span text:style-name="T5">N°</text:span></text:p>
                  </text:list-header>
                </text:list>
              </table:table-cell>
              <table:table-cell table:style-name="ce71">
                <text:list text:continue-numbering="true" text:style-name="L5">
                  <text:list-header>
                    <text:p text:style-name="P1"><text:span text:style-name="T9">A compléter</text:span></text:p>
                  </text:list-header>
                </text:list>
              </table:table-cell>
            </table:table-row>
            <table:table-row table:style-name="ro13">
              <table:table-cell table:style-name="ce72">
                <text:list text:style-name="L6">
                  <text:list-header>
                    <text:p text:style-name="P3"><text:span text:style-name="T6">3</text:span></text:p>
                  </text:list-header>
                </text:list>
              </table:table-cell>
              <table:table-cell table:style-name="ce73">
                <text:list text:style-name="L2">
                  <text:list-header>
                    <text:p text:style-name="P1"><text:span text:style-name="T7">Nom</text:span></text:p>
                  </text:list-header>
                </text:list>
              </table:table-cell>
              <table:table-cell table:style-name="ce74">
                <text:list text:style-name="L5">
                  <text:list-header>
                    <text:p text:style-name="P3"><text:span text:style-name="T5">N°</text:span></text:p>
                  </text:list-header>
                </text:list>
              </table:table-cell>
              <table:table-cell table:style-name="ce75">
                <text:list text:continue-numbering="true" text:style-name="L5">
                  <text:list-header>
                    <text:p text:style-name="P1"><text:span text:style-name="T9">A compléter</text:span></text:p>
                  </text:list-header>
                </text:list>
              </table:table-cell>
            </table:table-row>
            <table:table-row table:style-name="ro14">
              <table:table-cell table:style-name="ce76">
                <text:list text:style-name="L6">
                  <text:list-header>
                    <text:p text:style-name="P3"><text:span text:style-name="T6">4</text:span></text:p>
                  </text:list-header>
                </text:list>
              </table:table-cell>
              <table:table-cell table:style-name="ce77">
                <text:list text:style-name="L2">
                  <text:list-header>
                    <text:p text:style-name="P1"><text:span text:style-name="T7">Nom</text:span></text:p>
                  </text:list-header>
                </text:list>
              </table:table-cell>
              <table:table-cell table:style-name="ce78">
                <text:list text:style-name="L5">
                  <text:list-header>
                    <text:p text:style-name="P3"><text:span text:style-name="T5">N°</text:span></text:p>
                  </text:list-header>
                </text:list>
              </table:table-cell>
              <table:table-cell table:style-name="ce79">
                <text:list text:continue-numbering="true" text:style-name="L5">
                  <text:list-header>
                    <text:p text:style-name="P1"><text:span text:style-name="T9">A compléter</text:span></text:p>
                  </text:list-header>
                </text:list>
              </table:table-cell>
            </table:table-row>
            <table:table-row table:style-name="ro15">
              <table:table-cell table:style-name="ce80">
                <text:list text:style-name="L6">
                  <text:list-header>
                    <text:p text:style-name="P3"><text:span text:style-name="T6">5</text:span></text:p>
                  </text:list-header>
                </text:list>
              </table:table-cell>
              <table:table-cell table:style-name="ce81">
                <text:list text:style-name="L2">
                  <text:list-header>
                    <text:p text:style-name="P1"><text:span text:style-name="T7">Nom</text:span></text:p>
                  </text:list-header>
                </text:list>
              </table:table-cell>
              <table:table-cell table:style-name="ce82">
                <text:list text:style-name="L5">
                  <text:list-header>
                    <text:p text:style-name="P3"><text:span text:style-name="T5">N°</text:span></text:p>
                  </text:list-header>
                </text:list>
              </table:table-cell>
              <table:table-cell table:style-name="ce83">
                <text:list text:continue-numbering="true" text:style-name="L5">
                  <text:list-header>
                    <text:p text:style-name="P1"><text:span text:style-name="T9">A compléter</text:span></text:p>
                  </text:list-header>
                </text:list>
              </table:table-cell>
            </table:table-row>
            <table:table-row table:style-name="ro16">
              <table:table-cell table:style-name="ce84">
                <text:list text:style-name="L6">
                  <text:list-header>
                    <text:p text:style-name="P3"><text:span text:style-name="T6">6</text:span></text:p>
                  </text:list-header>
                </text:list>
              </table:table-cell>
              <table:table-cell table:style-name="ce85">
                <text:list text:style-name="L2">
                  <text:list-header>
                    <text:p text:style-name="P1"><text:span text:style-name="T7">Nom</text:span></text:p>
                  </text:list-header>
                </text:list>
              </table:table-cell>
              <table:table-cell table:style-name="ce86">
                <text:list text:style-name="L5">
                  <text:list-header>
                    <text:p text:style-name="P3"><text:span text:style-name="T5">N°</text:span></text:p>
                  </text:list-header>
                </text:list>
              </table:table-cell>
              <table:table-cell table:style-name="ce87">
                <text:list text:continue-numbering="true" text:style-name="L5">
                  <text:list-header>
                    <text:p text:style-name="P1"><text:span text:style-name="T9">A compléter</text:span></text:p>
                  </text:list-header>
                </text:list>
              </table:table-cell>
            </table:table-row>
            <table:table-row table:style-name="ro8">
              <table:table-cell table:style-name="ce88">
                <text:list text:style-name="L6">
                  <text:list-header>
                    <text:p text:style-name="P3"><text:span text:style-name="T6">7</text:span></text:p>
                  </text:list-header>
                </text:list>
              </table:table-cell>
              <table:table-cell table:style-name="ce89">
                <text:list text:style-name="L2">
                  <text:list-header>
                    <text:p text:style-name="P1"><text:span text:style-name="T7">Nom</text:span></text:p>
                  </text:list-header>
                </text:list>
              </table:table-cell>
              <table:table-cell table:style-name="ce90">
                <text:list text:style-name="L5">
                  <text:list-header>
                    <text:p text:style-name="P3"><text:span text:style-name="T5">N°</text:span></text:p>
                  </text:list-header>
                </text:list>
              </table:table-cell>
              <table:table-cell table:style-name="ce91">
                <text:list text:continue-numbering="true" text:style-name="L5">
                  <text:list-header>
                    <text:p text:style-name="P1"><text:span text:style-name="T9">A compléter</text:span></text:p>
                  </text:list-header>
                </text:list>
              </table:table-cell>
            </table:table-row>
            <table:table-row table:style-name="ro17">
              <table:table-cell table:style-name="ce92">
                <text:list text:style-name="L6">
                  <text:list-header>
                    <text:p text:style-name="P3"><text:span text:style-name="T6">8</text:span></text:p>
                  </text:list-header>
                </text:list>
              </table:table-cell>
              <table:table-cell table:style-name="ce93">
                <text:list text:style-name="L2">
                  <text:list-header>
                    <text:p text:style-name="P1"><text:span text:style-name="T7">Nom</text:span></text:p>
                  </text:list-header>
                </text:list>
              </table:table-cell>
              <table:table-cell table:style-name="ce94">
                <text:list text:style-name="L5">
                  <text:list-header>
                    <text:p text:style-name="P3"><text:span text:style-name="T5">N°</text:span></text:p>
                  </text:list-header>
                </text:list>
              </table:table-cell>
              <table:table-cell table:style-name="ce95">
                <text:list text:continue-numbering="true" text:style-name="L5">
                  <text:list-header>
                    <text:p text:style-name="P1"><text:span text:style-name="T9">A compléter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7.142cm" svg:height="9.524cm" svg:x="5.953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draw:frame presentation:style-name="pr1" draw:text-style-name="P2" draw:layer="layout" svg:width="16.192cm" svg:height="1.72cm" svg:x="1.526cm" svg:y="0.379cm" presentation:class="title" presentation:user-transformed="true">
          <draw:text-box>
            <text:list text:style-name="L1">
              <text:list-header>
                <text:p text:style-name="P1"><text:span text:style-name="T1">Equipes constituées</text:span></text:p>
              </text:list-header>
            </text:list>
          </draw:text-box>
        </draw:frame>
        <draw:custom-shape draw:name="Oval 45" draw:style-name="gr9" draw:text-style-name="P7" draw:layer="layout" svg:width="1.702cm" svg:height="1.698cm" svg:x="1.724cm" svg:y="9.278cm">
          <text:list text:style-name="L6">
            <text:list-header>
              <text:p text:style-name="P6"><text:span text:style-name="T14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1" draw:style-name="gr10" draw:text-style-name="P7" draw:layer="layout" svg:width="1.702cm" svg:height="1.702cm" svg:x="1.724cm" svg:y="4.723cm">
          <text:list text:style-name="L6">
            <text:list-header>
              <text:p text:style-name="P6"><text:span text:style-name="T14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6" draw:style-name="gr11" draw:text-style-name="P7" draw:layer="layout" svg:width="1.698cm" svg:height="1.702cm" svg:x="1.724cm" svg:y="13.829cm">
          <text:list text:style-name="L6">
            <text:list-header>
              <text:p text:style-name="P6"><text:span text:style-name="T14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12" draw:text-style-name="P7" draw:layer="layout" svg:width="1.698cm" svg:height="1.698cm" svg:x="9.847cm" svg:y="9.282cm">
          <text:list text:style-name="L6">
            <text:list-header>
              <text:p text:style-name="P6"><text:span text:style-name="T14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4" draw:style-name="gr13" draw:text-style-name="P7" draw:layer="layout" svg:width="1.698cm" svg:height="1.702cm" svg:x="1.724cm" svg:y="18.384cm">
          <text:list text:style-name="L6">
            <text:list-header>
              <text:p text:style-name="P6"><text:span text:style-name="T14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3" draw:style-name="gr14" draw:text-style-name="P7" draw:layer="layout" svg:width="1.698cm" svg:height="1.702cm" svg:x="9.847cm" svg:y="4.723cm">
          <text:list text:style-name="L6">
            <text:list-header>
              <text:p text:style-name="P6"><text:span text:style-name="T14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15" draw:text-style-name="P7" draw:layer="layout" svg:width="1.698cm" svg:height="1.698cm" svg:x="9.847cm" svg:y="13.833cm">
          <text:list text:style-name="L6">
            <text:list-header>
              <text:p text:style-name="P6"><text:span text:style-name="T14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3" draw:style-name="gr16" draw:text-style-name="P7" draw:layer="layout" svg:width="1.698cm" svg:height="1.702cm" svg:x="9.847cm" svg:y="18.384cm">
          <text:list text:style-name="L6">
            <text:list-header>
              <text:p text:style-name="P6"><text:span text:style-name="T14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layer="layout" svg:width="5.304cm" svg:height="2.817cm" svg:x="3.739cm" svg:y="4.996cm">
          <table:table>
            <table:table-column table:style-name="co9"/>
            <table:table-row table:style-name="ro18">
              <table:table-cell table:style-name="ce96">
                <text:list text:style-name="L5">
                  <text:list-header>
                    <text:p text:style-name="P1"><text:span text:style-name="T15">Nom des enseignants</text:span></text:p>
                  </text:list-header>
                </text:list>
              </table:table-cell>
            </table:table-row>
            <table:table-row table:style-name="ro19">
              <table:table-cell table:style-name="ce97"/>
            </table:table-row>
            <table:table-row table:style-name="ro20">
              <table:table-cell table:style-name="ce98"/>
            </table:table-row>
            <table:table-row table:style-name="ro21">
              <table:table-cell table:style-name="ce99"/>
            </table:table-row>
          </table:table>
          <draw:image xlink:href="Pictures/TablePreview3.svm" xlink:type="simple" xlink:show="embed" xlink:actuate="onLoad"/>
        </draw:frame>
        <draw:frame draw:layer="layout" svg:width="5.489cm" svg:height="2.813cm" svg:x="3.634cm" svg:y="9.485cm">
          <table:table>
            <table:table-column table:style-name="co10"/>
            <table:table-row table:style-name="ro21">
              <table:table-cell table:style-name="ce100">
                <text:list text:style-name="L5">
                  <text:list-header>
                    <text:p text:style-name="P1"><text:span text:style-name="T15">Nom des enseignants</text:span></text:p>
                  </text:list-header>
                </text:list>
              </table:table-cell>
            </table:table-row>
            <table:table-row table:style-name="ro20">
              <table:table-cell table:style-name="ce101"/>
            </table:table-row>
            <table:table-row table:style-name="ro21">
              <table:table-cell table:style-name="ce102"/>
            </table:table-row>
            <table:table-row table:style-name="ro20">
              <table:table-cell table:style-name="ce103"/>
            </table:table-row>
          </table:table>
          <draw:image xlink:href="Pictures/TablePreview4.svm" xlink:type="simple" xlink:show="embed" xlink:actuate="onLoad"/>
        </draw:frame>
        <draw:frame draw:layer="layout" svg:width="5.489cm" svg:height="2.813cm" svg:x="3.695cm" svg:y="14.296cm">
          <table:table>
            <table:table-column table:style-name="co10"/>
            <table:table-row table:style-name="ro21">
              <table:table-cell table:style-name="ce104">
                <text:list text:style-name="L5">
                  <text:list-header>
                    <text:p text:style-name="P1"><text:span text:style-name="T15">Nom des enseignants</text:span></text:p>
                  </text:list-header>
                </text:list>
              </table:table-cell>
            </table:table-row>
            <table:table-row table:style-name="ro20">
              <table:table-cell table:style-name="ce105"/>
            </table:table-row>
            <table:table-row table:style-name="ro21">
              <table:table-cell table:style-name="ce106"/>
            </table:table-row>
            <table:table-row table:style-name="ro20">
              <table:table-cell table:style-name="ce107"/>
            </table:table-row>
          </table:table>
          <draw:image xlink:href="Pictures/TablePreview5.svm" xlink:type="simple" xlink:show="embed" xlink:actuate="onLoad"/>
        </draw:frame>
        <draw:frame draw:layer="layout" svg:width="5.489cm" svg:height="2.813cm" svg:x="3.726cm" svg:y="18.887cm">
          <table:table>
            <table:table-column table:style-name="co10"/>
            <table:table-row table:style-name="ro21">
              <table:table-cell table:style-name="ce108">
                <text:list text:style-name="L5">
                  <text:list-header>
                    <text:p text:style-name="P1"><text:span text:style-name="T15">Nom des enseignants</text:span></text:p>
                  </text:list-header>
                </text:list>
              </table:table-cell>
            </table:table-row>
            <table:table-row table:style-name="ro20">
              <table:table-cell table:style-name="ce109"/>
            </table:table-row>
            <table:table-row table:style-name="ro21">
              <table:table-cell table:style-name="ce110"/>
            </table:table-row>
            <table:table-row table:style-name="ro20">
              <table:table-cell table:style-name="ce111"/>
            </table:table-row>
          </table:table>
          <draw:image xlink:href="Pictures/TablePreview6.svm" xlink:type="simple" xlink:show="embed" xlink:actuate="onLoad"/>
        </draw:frame>
        <draw:frame draw:layer="layout" svg:width="5.494cm" svg:height="2.813cm" svg:x="11.853cm" svg:y="5.018cm">
          <table:table>
            <table:table-column table:style-name="co11"/>
            <table:table-row table:style-name="ro21">
              <table:table-cell table:style-name="ce112">
                <text:list text:style-name="L5">
                  <text:list-header>
                    <text:p text:style-name="P1"><text:span text:style-name="T15">Nom des enseignants</text:span></text:p>
                  </text:list-header>
                </text:list>
              </table:table-cell>
            </table:table-row>
            <table:table-row table:style-name="ro20">
              <table:table-cell table:style-name="ce113"/>
            </table:table-row>
            <table:table-row table:style-name="ro21">
              <table:table-cell table:style-name="ce114"/>
            </table:table-row>
            <table:table-row table:style-name="ro20">
              <table:table-cell table:style-name="ce115"/>
            </table:table-row>
          </table:table>
          <draw:image xlink:href="Pictures/TablePreview7.svm" xlink:type="simple" xlink:show="embed" xlink:actuate="onLoad"/>
        </draw:frame>
        <draw:frame draw:layer="layout" svg:width="5.489cm" svg:height="2.813cm" svg:x="11.545cm" svg:y="9.459cm">
          <table:table>
            <table:table-column table:style-name="co10"/>
            <table:table-row table:style-name="ro21">
              <table:table-cell table:style-name="ce116">
                <text:list text:style-name="L5">
                  <text:list-header>
                    <text:p text:style-name="P1"><text:span text:style-name="T15">Nom des enseignants</text:span></text:p>
                  </text:list-header>
                </text:list>
              </table:table-cell>
            </table:table-row>
            <table:table-row table:style-name="ro20">
              <table:table-cell table:style-name="ce117"/>
            </table:table-row>
            <table:table-row table:style-name="ro21">
              <table:table-cell table:style-name="ce118"/>
            </table:table-row>
            <table:table-row table:style-name="ro20">
              <table:table-cell table:style-name="ce119"/>
            </table:table-row>
          </table:table>
          <draw:image xlink:href="Pictures/TablePreview8.svm" xlink:type="simple" xlink:show="embed" xlink:actuate="onLoad"/>
        </draw:frame>
        <draw:frame draw:layer="layout" svg:width="5.489cm" svg:height="2.813cm" svg:x="11.545cm" svg:y="14.124cm">
          <table:table>
            <table:table-column table:style-name="co10"/>
            <table:table-row table:style-name="ro21">
              <table:table-cell table:style-name="ce120">
                <text:list text:style-name="L5">
                  <text:list-header>
                    <text:p text:style-name="P1"><text:span text:style-name="T15">Nom des enseignants</text:span></text:p>
                  </text:list-header>
                </text:list>
              </table:table-cell>
            </table:table-row>
            <table:table-row table:style-name="ro20">
              <table:table-cell table:style-name="ce121"/>
            </table:table-row>
            <table:table-row table:style-name="ro21">
              <table:table-cell table:style-name="ce122"/>
            </table:table-row>
            <table:table-row table:style-name="ro20">
              <table:table-cell table:style-name="ce123"/>
            </table:table-row>
          </table:table>
          <draw:image xlink:href="Pictures/TablePreview9.svm" xlink:type="simple" xlink:show="embed" xlink:actuate="onLoad"/>
        </draw:frame>
        <draw:frame draw:layer="layout" svg:width="5.489cm" svg:height="2.817cm" svg:x="11.836cm" svg:y="18.684cm">
          <table:table>
            <table:table-column table:style-name="co10"/>
            <table:table-row table:style-name="ro18">
              <table:table-cell table:style-name="ce124">
                <text:list text:style-name="L5">
                  <text:list-header>
                    <text:p text:style-name="P1"><text:span text:style-name="T15">Nom des enseignants</text:span></text:p>
                  </text:list-header>
                </text:list>
              </table:table-cell>
            </table:table-row>
            <table:table-row table:style-name="ro19">
              <table:table-cell table:style-name="ce125"/>
            </table:table-row>
            <table:table-row table:style-name="ro20">
              <table:table-cell table:style-name="ce126"/>
            </table:table-row>
            <table:table-row table:style-name="ro21">
              <table:table-cell table:style-name="ce127"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8" draw:layer="layout" svg:width="7.142cm" svg:height="9.524cm" svg:x="5.953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draw:frame presentation:style-name="pr1" draw:text-style-name="P2" draw:layer="layout" svg:width="16.192cm" svg:height="1.72cm" svg:x="1.526cm" svg:y="0.379cm" presentation:class="title" presentation:user-transformed="true">
          <draw:text-box>
            <text:list text:style-name="L1">
              <text:list-header>
                <text:p text:style-name="P1"><text:span text:style-name="T16">Répartition des équipes par atelier</text:span></text:p>
              </text:list-header>
            </text:list>
          </draw:text-box>
        </draw:frame>
        <draw:frame draw:layer="layout" svg:width="17.801cm" svg:height="18cm" svg:x="0.723cm" svg:y="3.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0">
              <table:table-cell table:style-name="ce128" table:number-columns-spanned="2">
                <text:list text:style-name="L2">
                  <text:list-header>
                    <text:p text:style-name="P3"><text:span text:style-name="T2">Atelier interactif</text:span></text:p>
                  </text:list-header>
                </text:list>
              </table:table-cell>
              <table:covered-table-cell table:style-name="ce2"/>
              <table:table-cell table:style-name="ce129">
                <text:list text:style-name="L3">
                  <text:list-header>
                    <text:p text:style-name="P3"><text:span text:style-name="T3">Salle</text:span></text:p>
                  </text:list-header>
                </text:list>
              </table:table-cell>
              <table:table-cell table:style-name="ce130">
                <text:list text:style-name="L4">
                  <text:list-header>
                    <text:p text:style-name="P3"><text:span text:style-name="T4">Session 1</text:span></text:p>
                  </text:list-header>
                </text:list>
              </table:table-cell>
              <table:table-cell table:style-name="ce131">
                <text:list text:continue-numbering="true" text:style-name="L4">
                  <text:list-header>
                    <text:p text:style-name="P3"><text:span text:style-name="T4">Session 2</text:span></text:p>
                  </text:list-header>
                </text:list>
              </table:table-cell>
              <table:table-cell table:style-name="ce132">
                <text:list text:continue-numbering="true" text:style-name="L4">
                  <text:list-header>
                    <text:p text:style-name="P3"><text:span text:style-name="T4">Session 3</text:span></text:p>
                  </text:list-header>
                </text:list>
              </table:table-cell>
            </table:table-row>
            <table:table-row table:style-name="ro10">
              <table:table-cell table:style-name="ce133">
                <text:list text:style-name="L2">
                  <text:list-header>
                    <text:p text:style-name="P3"><text:span text:style-name="T2">N°</text:span></text:p>
                  </text:list-header>
                </text:list>
              </table:table-cell>
              <table:table-cell table:style-name="ce134">
                <text:list text:continue-numbering="true" text:style-name="L2">
                  <text:list-header>
                    <text:p text:style-name="P3"><text:span text:style-name="T2">Animateur</text:span></text:p>
                  </text:list-header>
                </text:list>
              </table:table-cell>
              <table:table-cell table:style-name="ce135">
                <text:list text:style-name="L5">
                  <text:list-header>
                    <text:p text:style-name="P3"><text:span text:style-name="T5"> </text:span></text:p>
                  </text:list-header>
                </text:list>
              </table:table-cell>
              <table:table-cell table:style-name="ce136">
                <text:list text:continue-numbering="true" text:style-name="L5">
                  <text:list-header>
                    <text:p text:style-name="P3"><text:span text:style-name="T5"> </text:span></text:p>
                  </text:list-header>
                </text:list>
              </table:table-cell>
              <table:table-cell table:style-name="ce137"/>
              <table:table-cell table:style-name="ce138"/>
            </table:table-row>
            <table:table-row table:style-name="ro22">
              <table:table-cell table:style-name="ce139">
                <text:list text:style-name="L6">
                  <text:list-header>
                    <text:p text:style-name="P3"><text:span text:style-name="T6">1</text:span></text:p>
                  </text:list-header>
                </text:list>
              </table:table-cell>
              <table:table-cell table:style-name="ce140">
                <text:list text:style-name="L2">
                  <text:list-header>
                    <text:p text:style-name="P1"><text:span text:style-name="T17">Nom</text:span></text:p>
                  </text:list-header>
                </text:list>
              </table:table-cell>
              <table:table-cell table:style-name="ce141">
                <text:list text:style-name="L5">
                  <text:list-header>
                    <text:p text:style-name="P3"><text:span text:style-name="T5">N°</text:span></text:p>
                  </text:list-header>
                </text:list>
              </table:table-cell>
              <table:table-cell table:style-name="ce142"/>
              <table:table-cell table:style-name="ce143"/>
              <table:table-cell table:style-name="ce144"/>
            </table:table-row>
            <table:table-row table:style-name="ro23">
              <table:table-cell table:style-name="ce145">
                <text:list text:style-name="L6">
                  <text:list-header>
                    <text:p text:style-name="P3"><text:span text:style-name="T6">2</text:span></text:p>
                  </text:list-header>
                </text:list>
              </table:table-cell>
              <table:table-cell table:style-name="ce146">
                <text:list text:style-name="L2">
                  <text:list-header>
                    <text:p text:style-name="P1"><text:span text:style-name="T17">Nom</text:span></text:p>
                  </text:list-header>
                </text:list>
              </table:table-cell>
              <table:table-cell table:style-name="ce147">
                <text:list text:style-name="L5">
                  <text:list-header>
                    <text:p text:style-name="P3"><text:span text:style-name="T5">N°</text:span></text:p>
                  </text:list-header>
                </text:list>
              </table:table-cell>
              <table:table-cell table:style-name="ce148"/>
              <table:table-cell table:style-name="ce149"/>
              <table:table-cell table:style-name="ce150"/>
            </table:table-row>
            <table:table-row table:style-name="ro8">
              <table:table-cell table:style-name="ce151">
                <text:list text:style-name="L6">
                  <text:list-header>
                    <text:p text:style-name="P3"><text:span text:style-name="T6">3</text:span></text:p>
                  </text:list-header>
                </text:list>
              </table:table-cell>
              <table:table-cell table:style-name="ce152">
                <text:list text:style-name="L2">
                  <text:list-header>
                    <text:p text:style-name="P1"><text:span text:style-name="T17">Nom</text:span></text:p>
                  </text:list-header>
                </text:list>
              </table:table-cell>
              <table:table-cell table:style-name="ce153">
                <text:list text:style-name="L5">
                  <text:list-header>
                    <text:p text:style-name="P3"><text:span text:style-name="T5">N°</text:span></text:p>
                  </text:list-header>
                </text:list>
              </table:table-cell>
              <table:table-cell table:style-name="ce154"/>
              <table:table-cell table:style-name="ce155"/>
              <table:table-cell table:style-name="ce156"/>
            </table:table-row>
            <table:table-row table:style-name="ro24">
              <table:table-cell table:style-name="ce157">
                <text:list text:style-name="L6">
                  <text:list-header>
                    <text:p text:style-name="P3"><text:span text:style-name="T6">4</text:span></text:p>
                  </text:list-header>
                </text:list>
              </table:table-cell>
              <table:table-cell table:style-name="ce158">
                <text:list text:style-name="L2">
                  <text:list-header>
                    <text:p text:style-name="P1"><text:span text:style-name="T17">Nom</text:span></text:p>
                  </text:list-header>
                </text:list>
              </table:table-cell>
              <table:table-cell table:style-name="ce159">
                <text:list text:style-name="L5">
                  <text:list-header>
                    <text:p text:style-name="P3"><text:span text:style-name="T5">N°</text:span></text:p>
                  </text:list-header>
                </text:list>
              </table:table-cell>
              <table:table-cell table:style-name="ce160"/>
              <table:table-cell table:style-name="ce161"/>
              <table:table-cell table:style-name="ce162"/>
            </table:table-row>
            <table:table-row table:style-name="ro15">
              <table:table-cell table:style-name="ce163">
                <text:list text:style-name="L6">
                  <text:list-header>
                    <text:p text:style-name="P3"><text:span text:style-name="T6">5</text:span></text:p>
                  </text:list-header>
                </text:list>
              </table:table-cell>
              <table:table-cell table:style-name="ce164">
                <text:list text:style-name="L2">
                  <text:list-header>
                    <text:p text:style-name="P1"><text:span text:style-name="T17">Nom</text:span></text:p>
                  </text:list-header>
                </text:list>
              </table:table-cell>
              <table:table-cell table:style-name="ce165">
                <text:list text:style-name="L5">
                  <text:list-header>
                    <text:p text:style-name="P3"><text:span text:style-name="T5">N°</text:span></text:p>
                  </text:list-header>
                </text:list>
              </table:table-cell>
              <table:table-cell table:style-name="ce166"/>
              <table:table-cell table:style-name="ce167"/>
              <table:table-cell table:style-name="ce168"/>
            </table:table-row>
            <table:table-row table:style-name="ro16">
              <table:table-cell table:style-name="ce169">
                <text:list text:style-name="L6">
                  <text:list-header>
                    <text:p text:style-name="P3"><text:span text:style-name="T6">6</text:span></text:p>
                  </text:list-header>
                </text:list>
              </table:table-cell>
              <table:table-cell table:style-name="ce170">
                <text:list text:style-name="L2">
                  <text:list-header>
                    <text:p text:style-name="P1"><text:span text:style-name="T17">Nom</text:span></text:p>
                  </text:list-header>
                </text:list>
              </table:table-cell>
              <table:table-cell table:style-name="ce171">
                <text:list text:style-name="L5">
                  <text:list-header>
                    <text:p text:style-name="P3"><text:span text:style-name="T5">N°</text:span></text:p>
                  </text:list-header>
                </text:list>
              </table:table-cell>
              <table:table-cell table:style-name="ce172"/>
              <table:table-cell table:style-name="ce173"/>
              <table:table-cell table:style-name="ce174"/>
            </table:table-row>
            <table:table-row table:style-name="ro2">
              <table:table-cell table:style-name="ce175">
                <text:list text:style-name="L6">
                  <text:list-header>
                    <text:p text:style-name="P3"><text:span text:style-name="T6">7</text:span></text:p>
                  </text:list-header>
                </text:list>
              </table:table-cell>
              <table:table-cell table:style-name="ce176">
                <text:list text:style-name="L2">
                  <text:list-header>
                    <text:p text:style-name="P1"><text:span text:style-name="T17">Nom</text:span></text:p>
                  </text:list-header>
                </text:list>
              </table:table-cell>
              <table:table-cell table:style-name="ce177">
                <text:list text:style-name="L5">
                  <text:list-header>
                    <text:p text:style-name="P3"><text:span text:style-name="T5">N°</text:span></text:p>
                  </text:list-header>
                </text:list>
              </table:table-cell>
              <table:table-cell table:style-name="ce178"/>
              <table:table-cell table:style-name="ce179"/>
              <table:table-cell table:style-name="ce180"/>
            </table:table-row>
            <table:table-row table:style-name="ro25">
              <table:table-cell table:style-name="ce181">
                <text:list text:style-name="L6">
                  <text:list-header>
                    <text:p text:style-name="P3"><text:span text:style-name="T6">8</text:span></text:p>
                  </text:list-header>
                </text:list>
              </table:table-cell>
              <table:table-cell table:style-name="ce182">
                <text:list text:style-name="L2">
                  <text:list-header>
                    <text:p text:style-name="P1"><text:span text:style-name="T17">Nom</text:span></text:p>
                  </text:list-header>
                </text:list>
              </table:table-cell>
              <table:table-cell table:style-name="ce183">
                <text:list text:style-name="L5">
                  <text:list-header>
                    <text:p text:style-name="P3"><text:span text:style-name="T5">N°</text:span></text:p>
                  </text:list-header>
                </text:list>
              </table:table-cell>
              <table:table-cell table:style-name="ce184"/>
              <table:table-cell table:style-name="ce185"/>
              <table:table-cell table:style-name="ce186"/>
            </table:table-row>
          </table:table>
          <draw:image xlink:href="Pictures/TablePreview11.svm" xlink:type="simple" xlink:show="embed" xlink:actuate="onLoad"/>
        </draw:frame>
        <draw:custom-shape draw:name="Oval 48" draw:style-name="gr17" draw:text-style-name="P7" draw:layer="layout" svg:width="1.001cm" svg:height="0.997cm" svg:x="9.282cm" svg:y="4.555cm">
          <text:list text:style-name="L6">
            <text:list-header>
              <text:p text:style-name="P6"><text:span text:style-name="T18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18" draw:text-style-name="P7" draw:layer="layout" svg:width="1.001cm" svg:height="0.997cm" svg:x="12.872cm" svg:y="4.555cm">
          <text:list text:style-name="L6">
            <text:list-header>
              <text:p text:style-name="P6"><text:span text:style-name="T18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19" draw:text-style-name="P7" draw:layer="layout" svg:width="1.002cm" svg:height="0.997cm" svg:x="16.461cm" svg:y="4.555cm">
          <text:list text:style-name="L6">
            <text:list-header>
              <text:p text:style-name="P6"><text:span text:style-name="T18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20" draw:text-style-name="P7" draw:layer="layout" svg:width="1.001cm" svg:height="1.001cm" svg:x="9.282cm" svg:y="6.112cm">
          <text:list text:style-name="L6">
            <text:list-header>
              <text:p text:style-name="P6"><text:span text:style-name="T18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21" draw:text-style-name="P7" draw:layer="layout" svg:width="1.001cm" svg:height="1.001cm" svg:x="12.872cm" svg:y="6.112cm">
          <text:list text:style-name="L6">
            <text:list-header>
              <text:p text:style-name="P6"><text:span text:style-name="T18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22" draw:text-style-name="P7" draw:layer="layout" svg:width="1.002cm" svg:height="1.001cm" svg:x="16.461cm" svg:y="6.112cm">
          <text:list text:style-name="L6">
            <text:list-header>
              <text:p text:style-name="P6"><text:span text:style-name="T18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23" draw:text-style-name="P7" draw:layer="layout" svg:width="1.001cm" svg:height="1.001cm" svg:x="9.282cm" svg:y="7.646cm">
          <text:list text:style-name="L6">
            <text:list-header>
              <text:p text:style-name="P6"><text:span text:style-name="T18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24" draw:text-style-name="P7" draw:layer="layout" svg:width="1.001cm" svg:height="1.001cm" svg:x="12.872cm" svg:y="7.646cm">
          <text:list text:style-name="L6">
            <text:list-header>
              <text:p text:style-name="P6"><text:span text:style-name="T18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25" draw:text-style-name="P7" draw:layer="layout" svg:width="1.002cm" svg:height="1.001cm" svg:x="16.461cm" svg:y="7.646cm">
          <text:list text:style-name="L6">
            <text:list-header>
              <text:p text:style-name="P6"><text:span text:style-name="T18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26" draw:text-style-name="P7" draw:layer="layout" svg:width="1.001cm" svg:height="1.001cm" svg:x="9.282cm" svg:y="9.71cm">
          <text:list text:style-name="L6">
            <text:list-header>
              <text:p text:style-name="P6"><text:span text:style-name="T18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27" draw:text-style-name="P7" draw:layer="layout" svg:width="1.001cm" svg:height="1.001cm" svg:x="12.872cm" svg:y="9.71cm">
          <text:list text:style-name="L6">
            <text:list-header>
              <text:p text:style-name="P6"><text:span text:style-name="T18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28" draw:text-style-name="P7" draw:layer="layout" svg:width="1.002cm" svg:height="1.001cm" svg:x="16.461cm" svg:y="9.71cm">
          <text:list text:style-name="L6">
            <text:list-header>
              <text:p text:style-name="P6"><text:span text:style-name="T18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29" draw:text-style-name="P7" draw:layer="layout" svg:width="1.001cm" svg:height="0.996cm" svg:x="9.282cm" svg:y="11.902cm">
          <text:list text:style-name="L6">
            <text:list-header>
              <text:p text:style-name="P6"><text:span text:style-name="T18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30" draw:text-style-name="P7" draw:layer="layout" svg:width="1.001cm" svg:height="0.996cm" svg:x="12.872cm" svg:y="11.902cm">
          <text:list text:style-name="L6">
            <text:list-header>
              <text:p text:style-name="P6"><text:span text:style-name="T18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31" draw:text-style-name="P7" draw:layer="layout" svg:width="1.002cm" svg:height="0.996cm" svg:x="16.461cm" svg:y="11.902cm">
          <text:list text:style-name="L6">
            <text:list-header>
              <text:p text:style-name="P6"><text:span text:style-name="T18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32" draw:text-style-name="P7" draw:layer="layout" svg:width="1.001cm" svg:height="1.001cm" svg:x="9.282cm" svg:y="14.393cm">
          <text:list text:style-name="L6">
            <text:list-header>
              <text:p text:style-name="P6"><text:span text:style-name="T18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33" draw:text-style-name="P7" draw:layer="layout" svg:width="1.001cm" svg:height="1.001cm" svg:x="12.872cm" svg:y="14.393cm">
          <text:list text:style-name="L6">
            <text:list-header>
              <text:p text:style-name="P6"><text:span text:style-name="T18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34" draw:text-style-name="P7" draw:layer="layout" svg:width="1.002cm" svg:height="1.001cm" svg:x="16.461cm" svg:y="14.393cm">
          <text:list text:style-name="L6">
            <text:list-header>
              <text:p text:style-name="P6"><text:span text:style-name="T18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35" draw:text-style-name="P7" draw:layer="layout" svg:width="1.001cm" svg:height="1.001cm" svg:x="9.282cm" svg:y="16.607cm">
          <text:list text:style-name="L6">
            <text:list-header>
              <text:p text:style-name="P6"><text:span text:style-name="T18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36" draw:text-style-name="P7" draw:layer="layout" svg:width="1.001cm" svg:height="1.001cm" svg:x="12.872cm" svg:y="16.607cm">
          <text:list text:style-name="L6">
            <text:list-header>
              <text:p text:style-name="P6"><text:span text:style-name="T18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37" draw:text-style-name="P7" draw:layer="layout" svg:width="1.002cm" svg:height="1.001cm" svg:x="16.461cm" svg:y="16.607cm">
          <text:list text:style-name="L6">
            <text:list-header>
              <text:p text:style-name="P6"><text:span text:style-name="T18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38" draw:text-style-name="P7" draw:layer="layout" svg:width="1.001cm" svg:height="1.005cm" svg:x="9.282cm" svg:y="19.099cm">
          <text:list text:style-name="L6">
            <text:list-header>
              <text:p text:style-name="P6"><text:span text:style-name="T18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39" draw:text-style-name="P7" draw:layer="layout" svg:width="1.001cm" svg:height="1.005cm" svg:x="12.872cm" svg:y="19.099cm">
          <text:list text:style-name="L6">
            <text:list-header>
              <text:p text:style-name="P6"><text:span text:style-name="T18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40" draw:text-style-name="P7" draw:layer="layout" svg:width="1.002cm" svg:height="1.005cm" svg:x="16.461cm" svg:y="19.099cm">
          <text:list text:style-name="L6">
            <text:list-header>
              <text:p text:style-name="P6"><text:span text:style-name="T18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7.142cm" svg:height="9.524cm" svg:x="5.953cm" svg:y="1.93cm" draw:page-number="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draw:frame presentation:style-name="pr1" draw:text-style-name="P2" draw:layer="layout" svg:width="16.192cm" svg:height="1.72cm" svg:x="1.526cm" svg:y="0.379cm" presentation:class="title" presentation:user-transformed="true">
          <draw:text-box>
            <text:list text:style-name="L1">
              <text:list-header>
                <text:p text:style-name="P1"><text:span text:style-name="T1">Programme</text:span></text:p>
              </text:list-header>
            </text:list>
          </draw:text-box>
        </draw:frame>
        <draw:custom-shape draw:name="Oval 51" draw:style-name="gr41" draw:text-style-name="P7" draw:layer="layout" svg:width="1.702cm" svg:height="1.702cm" svg:x="5.005cm" svg:y="4.198cm">
          <text:list text:style-name="L6">
            <text:list-header>
              <text:p text:style-name="P6"><text:span text:style-name="T19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layer="layout" svg:width="9.524cm" svg:height="4.171cm" svg:x="9cm" svg:y="4.33cm">
          <table:table>
            <table:table-column table:style-name="co18"/>
            <table:table-row table:style-name="ro26">
              <table:table-cell table:style-name="ce187">
                <text:list text:style-name="L10">
                  <text:list-header>
                    <text:p text:style-name="P9"><text:span text:style-name="T20">Nom de enseignants</text:span></text:p>
                  </text:list-header>
                </text:list>
              </table:table-cell>
            </table:table-row>
            <table:table-row table:style-name="ro26">
              <table:table-cell table:style-name="ce188"/>
            </table:table-row>
            <table:table-row table:style-name="ro26">
              <table:table-cell table:style-name="ce189"/>
            </table:table-row>
            <table:table-row table:style-name="ro26">
              <table:table-cell table:style-name="ce190"/>
            </table:table-row>
          </table:table>
          <draw:image xlink:href="Pictures/TablePreview12.svm" xlink:type="simple" xlink:show="embed" xlink:actuate="onLoad"/>
        </draw:frame>
        <draw:custom-shape draw:name="Titre 1" draw:style-name="gr42" draw:text-style-name="P11" draw:layer="layout" svg:width="3.793cm" svg:height="1.72cm" svg:x="1.53cm" svg:y="4.198cm">
          <text:list text:style-name="L1">
            <text:list-header>
              <text:p text:style-name="P10"><text:span text:style-name="T21">Equip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4.295cm" svg:height="7.918cm" svg:x="2.43cm" svg:y="11.501cm">
          <table:table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27">
              <table:table-cell table:style-name="ce191"/>
              <table:table-cell table:style-name="ce192">
                <text:list text:style-name="L6">
                  <text:list-header>
                    <text:p text:style-name="P1"><text:span text:style-name="T6">Atelier</text:span></text:p>
                  </text:list-header>
                </text:list>
              </table:table-cell>
              <table:table-cell table:style-name="ce193">
                <text:list text:continue-numbering="true" text:style-name="L6">
                  <text:list-header>
                    <text:p text:style-name="P1"><text:span text:style-name="T6">Animateur</text:span></text:p>
                  </text:list-header>
                </text:list>
              </table:table-cell>
              <table:table-cell table:style-name="ce194">
                <text:list text:continue-numbering="true" text:style-name="L6">
                  <text:list-header>
                    <text:p text:style-name="P1"><text:span text:style-name="T6">Salle</text:span></text:p>
                  </text:list-header>
                </text:list>
              </table:table-cell>
            </table:table-row>
            <table:table-row table:style-name="ro28">
              <table:table-cell table:style-name="ce195">
                <text:list text:style-name="L5">
                  <text:list-header>
                    <text:p text:style-name="P1"><text:span text:style-name="T22">Session 1</text:span></text:p>
                  </text:list-header>
                </text:list>
              </table:table-cell>
              <table:table-cell table:style-name="ce196">
                <text:list text:continue-numbering="true" text:style-name="L5">
                  <text:list-header>
                    <text:p text:style-name="P3"><text:span text:style-name="T23">N°</text:span></text:p>
                  </text:list-header>
                </text:list>
              </table:table-cell>
              <table:table-cell table:style-name="ce197">
                <text:list text:continue-numbering="true" text:style-name="L5">
                  <text:list-header>
                    <text:p text:style-name="P1"><text:span text:style-name="T23">Nom</text:span></text:p>
                  </text:list-header>
                </text:list>
              </table:table-cell>
              <table:table-cell table:style-name="ce198">
                <text:list text:continue-numbering="true" text:style-name="L5">
                  <text:list-header>
                    <text:p text:style-name="P3"><text:span text:style-name="T23">N°</text:span></text:p>
                  </text:list-header>
                </text:list>
              </table:table-cell>
            </table:table-row>
            <table:table-row table:style-name="ro29">
              <table:table-cell table:style-name="ce199">
                <text:list text:continue-numbering="true" text:style-name="L5">
                  <text:list-header>
                    <text:p text:style-name="P1"><text:span text:style-name="T22">Session 2</text:span></text:p>
                  </text:list-header>
                </text:list>
              </table:table-cell>
              <table:table-cell table:style-name="ce200">
                <text:list text:continue-numbering="true" text:style-name="L5">
                  <text:list-header>
                    <text:p text:style-name="P3"><text:span text:style-name="T23">N°</text:span></text:p>
                  </text:list-header>
                </text:list>
              </table:table-cell>
              <table:table-cell table:style-name="ce201">
                <text:list text:continue-numbering="true" text:style-name="L5">
                  <text:list-header>
                    <text:p text:style-name="P1"><text:span text:style-name="T23">Nom</text:span></text:p>
                  </text:list-header>
                </text:list>
              </table:table-cell>
              <table:table-cell table:style-name="ce202">
                <text:list text:continue-numbering="true" text:style-name="L5">
                  <text:list-header>
                    <text:p text:style-name="P3"><text:span text:style-name="T23">N°</text:span></text:p>
                  </text:list-header>
                </text:list>
              </table:table-cell>
            </table:table-row>
            <table:table-row table:style-name="ro30">
              <table:table-cell table:style-name="ce203">
                <text:list text:continue-numbering="true" text:style-name="L5">
                  <text:list-header>
                    <text:p text:style-name="P1"><text:span text:style-name="T22">Session 3</text:span></text:p>
                  </text:list-header>
                </text:list>
              </table:table-cell>
              <table:table-cell table:style-name="ce204">
                <text:list text:continue-numbering="true" text:style-name="L5">
                  <text:list-header>
                    <text:p text:style-name="P3"><text:span text:style-name="T23">N°</text:span></text:p>
                  </text:list-header>
                </text:list>
              </table:table-cell>
              <table:table-cell table:style-name="ce205">
                <text:list text:continue-numbering="true" text:style-name="L5">
                  <text:list-header>
                    <text:p text:style-name="P1"><text:span text:style-name="T23">Nom</text:span></text:p>
                  </text:list-header>
                </text:list>
              </table:table-cell>
              <table:table-cell table:style-name="ce206">
                <text:list text:continue-numbering="true" text:style-name="L5">
                  <text:list-header>
                    <text:p text:style-name="P3"><text:span text:style-name="T23">N°</text:span></text:p>
                  </text:list-header>
                </text:list>
              </table:table-cell>
            </table:table-row>
            <table:table-row table:style-name="ro27" table:default-cell-style-name="ce2">
              <table:table-cell table:style-name="ce207">
                <text:list text:continue-numbering="true" text:style-name="L5">
                  <text:list-header>
                    <text:p text:style-name="P1"><text:span text:style-name="T22">Session 4</text:span></text:p>
                  </text:list-header>
                </text:list>
              </table:table-cell>
              <table:table-cell table:style-name="ce208" table:number-columns-spanned="3">
                <text:list text:continue-numbering="true" text:style-name="L5">
                  <text:list-header>
                    <text:p text:style-name="P3"><text:span text:style-name="T23">Libre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8" draw:layer="layout" svg:width="7.142cm" svg:height="9.524cm" svg:x="5.953cm" svg:y="1.93cm" draw:page-number="5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2="1" draw:dots2-length="0.105cm" draw:distance="0.07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fr" fo:country="FR" style:language-asian="fr" style:country-asian="FR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713cm" svg:height="6.285cm" svg:x="2.655cm" svg:y="2.27cm"/>
      <draw:page-thumbnail draw:layer="backgroundobjects" svg:width="4.713cm" svg:height="6.285cm" svg:x="2.655cm" svg:y="9.556cm"/>
      <draw:page-thumbnail draw:layer="backgroundobjects" svg:width="4.713cm" svg:height="6.285cm" svg:x="2.655cm" svg:y="16.842cm"/>
      <draw:page-thumbnail draw:layer="backgroundobjects" svg:width="4.713cm" svg:height="6.285cm" svg:x="11.68cm" svg:y="2.27cm"/>
      <draw:page-thumbnail draw:layer="backgroundobjects" svg:width="4.713cm" svg:height="6.285cm" svg:x="11.68cm" svg:y="9.556cm"/>
      <draw:page-thumbnail draw:layer="backgroundobjects" svg:width="4.713cm" svg:height="6.285cm" svg:x="11.68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0" draw:style-name="Mdp1">
      <draw:frame presentation:style-name="Standard-title" draw:layer="backgroundobjects" svg:width="17.145cm" svg:height="4.233cm" svg:x="0.952cm" svg:y="1.018cm" presentation:class="title" presentation:placeholder="true">
        <draw:text-box/>
      </draw:frame>
      <draw:frame presentation:style-name="Standard-outline1" draw:layer="backgroundobjects" svg:width="17.145cm" svg:height="16.761cm" svg:x="0.952cm" svg:y="5.926cm" presentation:class="outline" presentation:placeholder="true">
        <draw:text-box/>
      </draw:frame>
      <draw:frame presentation:style-name="Mpr1" draw:layer="backgroundobjects" svg:width="4.445cm" svg:height="1.349cm" svg:x="0.952cm" svg:y="23.54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6.032cm" svg:height="1.349cm" svg:x="6.509cm" svg:y="23.543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4.445cm" svg:height="1.349cm" svg:x="13.652cm" svg:y="23.543cm" presentation:class="page-number">
        <draw:text-box>
          <text:list text:style-name="ML1">
            <text:list-header>
              <text:p><text:span text:style-name="MT1"><text:page-number>&lt;numéro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xxxxxx</dc:title>
    <meta:initial-creator>acrouchette</meta:initial-creator>
    <meta:creation-date>2014-04-01T17:07:22</meta:creation-date>
    <dc:creator>Utilisateur Windows</dc:creator>
    <dc:date>2014-12-15T12:13:27</dc:date>
    <meta:editing-cycles>46</meta:editing-cycles>
    <meta:editing-duration>PT11H14M6S</meta:editing-duration>
    <meta:document-statistic meta:object-count="86"/>
    <meta:generator>OpenOffice/4.1.1$Win32 OpenOffice.org_project/411m6$Build-9775</meta:generator>
  </office:meta>
</office:document-meta>
</file>